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2pt" fo:language="sv" fo:country="SE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sv" fo:country="FI" style:font-size-asian="12pt" style:font-size-complex="12pt"/>
    </style:style>
    <style:style style:name="T4" style:family="text">
      <style:text-properties fo:font-size="12pt" fo:language="sv" fo:country="FI" fo:font-weight="bold" style:font-size-asian="12pt" style:font-weight-asian="bold" style:font-size-complex="12pt"/>
    </style:style>
    <style:style style:name="T5" style:family="text">
      <style:text-properties fo:font-size="12pt" fo:language="sv" fo:country="FI" fo:font-style="italic" style:font-size-asian="12pt" style:font-style-asian="italic" style:font-size-complex="12pt"/>
    </style:style>
    <style:style style:name="T6" style:family="text">
      <style:text-properties fo:font-size="12pt" fo:language="sv" fo:country="SE" style:font-size-asian="12pt" style:font-size-complex="12pt"/>
    </style:style>
    <style:style style:name="T7" style:family="text">
      <style:text-properties fo:font-size="12pt" fo:language="sv" fo:country="SE" fo:font-weight="bold" style:font-size-asian="12pt" style:font-weight-asian="bold" style:font-size-complex="12pt"/>
    </style:style>
    <style:style style:name="T8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singin Lyceumklubi</text:p>
      <text:p text:style-name="P6">Ohjelma keväällä 2014</text:p>
      <text:p text:style-name="P1"/>
      <text:p text:style-name="Standard"><text:span text:style-name="T1">14.1.</text:span><text:span text:style-name="T2"> <text:s text:c="2"/></text:span><text:span text:style-name="T1">Café d’Hirondelle <text:s/></text:span></text:p>
      <text:p text:style-name="Standard"><text:span text:style-name="T1">21.1. <text:s text:c="2"/></text:span><text:span text:style-name="T4">Agneta Ara</text:span><text:span text:style-name="T3"> </text:span><text:span text:style-name="T6">berättar om sitt författarskap och sin senaste</text:span><text:span text:style-name="T3"> roman </text:span><text:span text:style-name="T5">Baton Rouge</text:span></text:p>
      <text:p text:style-name="Standard"><text:span text:style-name="T1">28.1. <text:s text:c="2"/></text:span><text:span text:style-name="T2">Jorma Reinimaa</text:span><text:span text:style-name="T1">: Suomi YK:n rauhanturvaajana 57 vuotta.</text:span></text:p>
      <text:p text:style-name="Standard"><text:span text:style-name="T1"><text:s text:c="12"/></text:span><text:span text:style-name="T6">Suomen Lyceumklubien liiton vuosikokous 17.00</text:span></text:p>
      <text:p text:style-name="Standard"><text:span text:style-name="T6">4.2. <text:s text:c="4"/></text:span><text:span text:style-name="T7">Pia Maria Montonen</text:span><text:span text:style-name="T6"> och </text:span><text:span text:style-name="T7">Niclas Warius</text:span><text:span text:style-name="T6">: Om kärleken till ett gammalt hus</text:span></text:p>
      <text:p text:style-name="P7">11.2. <text:s text:c="2"/>Runoilta </text:p>
      <text:p text:style-name="Standard"><text:span text:style-name="T6">18.2. <text:s text:c="2"/></text:span><text:span text:style-name="T7">Cecilia Rosenlew</text:span><text:span text:style-name="T6">: Punsch på glasverandan. Villaliv på Ytterö i Björneborg</text:span></text:p>
      <text:p text:style-name="P8">25.2. <text:s text:c="2"/>Vuosikokous</text:p>
      <text:p text:style-name="Standard"><text:span text:style-name="T1">4.3. <text:s text:c="4"/></text:span><text:span text:style-name="T2">Elina Kotovirta</text:span><text:span text:style-name="T1">: Nuorison huumeiden käyttö</text:span></text:p>
      <text:p text:style-name="P2"><text:span text:style-name="T1">11.3. <text:s text:c="2"/>Vierailemme Kolera-altaaseen ankkuroidussa </text:span><text:span text:style-name="T8">Nikolai II</text:span><text:span text:style-name="T1"> -laivassa, jonka kippari Axel de la Chapelle kertoo laivasta ja tarjoaa lohikeittoa, piirakkaa, valkoviiniä, jälkiruuan ja kahvia. Korkeintaan 30 osanottajaa. Ennakkoilmoittautuminen. Hinta 25,- <text:s/>maksetaan klubin tilille (FI8521261800007794) ennen tilaisuutta</text:span></text:p>
      <text:p text:style-name="P3"/>
      <text:p text:style-name="P2"><text:span text:style-name="T1">18.3. <text:s text:c="2"/></text:span><text:span text:style-name="T2">Juhana Vartiainen</text:span><text:span text:style-name="T1">: Ajankohtaisia talouskysymyksiä</text:span></text:p>
      <text:p text:style-name="P3"/>
      <text:p text:style-name="Standard"><text:span text:style-name="T3">25.3. <text:s text:c="2"/></text:span><text:span text:style-name="T4">Elisabeth Rehn</text:span><text:span text:style-name="T3">: Kvinnors roll i fredsbevarande processer</text:span></text:p>
      <text:p text:style-name="Standard"><text:span text:style-name="T1">1.4. <text:s text:c="4"/></text:span><text:span text:style-name="T2">Seija Tiisala</text:span><text:span text:style-name="T1">: Villa Lante 60 vuotta</text:span></text:p>
      <text:p text:style-name="Standard"><text:span text:style-name="T1">8.4. <text:s text:c="4"/>Käynti </text:span><text:span text:style-name="T2">Björn Weckströmin</text:span><text:span text:style-name="T1"> ateljeessa, oppaanamme taiteilija itse. <text:s text:c="26"/>Ennakkoilmoittautuminen. Tarkempia tietoja kevään kuluessa</text:span></text:p>
      <text:p text:style-name="Standard"><text:span text:style-name="T1">15.4</text:span><text:span text:style-name="T2">. <text:s text:c="2"/>Annika Luther</text:span><text:span text:style-name="T1">: Lärarrummet</text:span></text:p>
      <text:p text:style-name="Standard"><text:span text:style-name="T1">29.4. <text:s text:c="2"/></text:span><text:span text:style-name="T2">Arja Rinnekangas</text:span><text:span text:style-name="T1">: Kumppanin etsintää ilmoituksen avulla sadan vuoden aikana kahdessa kulttuurissa</text:span></text:p>
      <text:p text:style-name="Standard"><text:span text:style-name="T1">6.5. <text:s text:c="4"/>Kevätretki suuntautuu Järvenpäähän, jossa tutustumme Ainolaan, Halosenniemeen, Aholaan ja Lottamuseoon. Retken teema on </text:span><text:span text:style-name="T8">Naisten Tuusulan rantatie.</text:span><text:span text:style-name="T1"> Tarkempia tietoja kevään kuluessa</text:span></text:p>
      <text:p text:style-name="P4"/>
      <text:p text:style-name="P4">Jäsenet voivat ottaa vieraan mukaan klubi-iltaan.</text:p>
      <text:p text:style-name="P8">Ohjelmat alkavat 19.00.</text:p>
      <text:p text:style-name="P8">Osoite: Rauhankatu 7 E</text:p>
      <text:p text:style-name="P8">Klubin sähköpostiosoite: h.lyceum@gmail.com</text:p>
      <text:p text:style-name="P8">Puhelinpäivystys: torstaisin 11-13, p. 135 72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true" style:font-name-asian="Calibri1" style:font-size-asian="11pt" style:language-asian="fi" style:country-asian="FI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1cm" fo:margin-bottom="1.268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lsingin Lyceumklubi</dc:title>
    <meta:initial-creator>Seija</meta:initial-creator>
    <dc:creator>Ville Väänänen</dc:creator>
    <meta:editing-cycles>7</meta:editing-cycles>
    <meta:print-date>2014-01-11T11:05:00</meta:print-date>
    <meta:creation-date>2014-01-11T10:31:00</meta:creation-date>
    <dc:date>2014-02-20T17:24:02</dc:date>
    <meta:editing-duration>PT34S</meta:editing-duration>
    <meta:generator>OpenOffice/4.0.1$Unix OpenOffice.org_project/401m5$Build-9714</meta:generator>
    <meta:document-statistic meta:table-count="0" meta:image-count="0" meta:object-count="0" meta:page-count="1" meta:paragraph-count="24" meta:word-count="196" meta:character-count="16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